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6.907cm" table:align="right"/>
    </style:style>
    <style:style style:name="Таблица2.A" style:family="table-column">
      <style:table-column-properties style:column-width="8.396cm"/>
    </style:style>
    <style:style style:name="Таблица2.B" style:family="table-column">
      <style:table-column-properties style:column-width="8.511cm"/>
    </style:style>
    <style:style style:name="Таблица2.1" style:family="table-row">
      <style:table-row-properties style:min-row-height="11.594cm"/>
    </style:style>
    <style:style style:name="Таблица2.A1" style:family="table-cell">
      <style:table-cell-properties style:writing-mode="page"/>
    </style:style>
    <style:style style:name="P1" style:family="paragraph" style:parent-style-name="Heading_20_1">
      <style:paragraph-properties fo:text-align="center" style:justify-single-word="false"/>
      <style:text-properties fo:language="cs" fo:country="CZ"/>
    </style:style>
    <style:style style:name="P2" style:family="paragraph" style:parent-style-name="Heading_20_2">
      <style:text-properties fo:language="cs" fo:country="CZ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officeooo:paragraph-rsid="00195c12"/>
    </style:style>
    <style:style style:name="P5" style:family="paragraph" style:parent-style-name="Text_20_body" style:list-style-name="L1"/>
    <style:style style:name="P6" style:family="paragraph" style:parent-style-name="Heading_20_2">
      <style:text-properties fo:language="cs" fo:country="CZ" officeooo:rsid="001b5468" officeooo:paragraph-rsid="001b5468"/>
    </style:style>
    <style:style style:name="P7" style:family="paragraph" style:parent-style-name="Text_20_body">
      <style:text-properties fo:language="cs" fo:country="CZ" officeooo:rsid="001b5468" officeooo:paragraph-rsid="001b5468"/>
    </style:style>
    <style:style style:name="P8" style:family="paragraph" style:parent-style-name="Text_20_body">
      <style:text-properties officeooo:rsid="001b5468" officeooo:paragraph-rsid="001b5468"/>
    </style:style>
    <style:style style:name="P9" style:family="paragraph" style:parent-style-name="Text_20_body">
      <style:text-properties officeooo:paragraph-rsid="001da5b0"/>
    </style:style>
    <style:style style:name="P10" style:family="paragraph" style:parent-style-name="Text_20_body">
      <style:text-properties fo:language="ru" fo:country="RU" officeooo:rsid="001b5468" officeooo:paragraph-rsid="001da5b0"/>
    </style:style>
    <style:style style:name="P11" style:family="paragraph" style:parent-style-name="Text_20_body">
      <style:text-properties fo:font-size="13pt" officeooo:paragraph-rsid="00215615" style:font-size-asian="13pt" style:font-size-complex="13pt"/>
    </style:style>
    <style:style style:name="P12" style:family="paragraph" style:parent-style-name="Heading_20_2">
      <style:text-properties officeooo:paragraph-rsid="00365ca5"/>
    </style:style>
    <style:style style:name="P13" style:family="paragraph" style:parent-style-name="Text_20_body">
      <style:text-properties officeooo:paragraph-rsid="003f1d89"/>
    </style:style>
    <style:style style:name="P14" style:family="paragraph" style:parent-style-name="Text_20_body">
      <style:text-properties officeooo:rsid="0024b33d" officeooo:paragraph-rsid="003b2505"/>
    </style:style>
    <style:style style:name="P15" style:family="paragraph" style:parent-style-name="Text_20_body">
      <style:text-properties officeooo:rsid="002c7225" officeooo:paragraph-rsid="003b2505"/>
    </style:style>
    <style:style style:name="P16" style:family="paragraph" style:parent-style-name="Text_20_body">
      <style:text-properties officeooo:paragraph-rsid="003b2505"/>
    </style:style>
    <style:style style:name="P17" style:family="paragraph" style:parent-style-name="Text_20_body">
      <style:text-properties officeooo:rsid="002f7d3e" officeooo:paragraph-rsid="003b2505"/>
    </style:style>
    <style:style style:name="P18" style:family="paragraph" style:parent-style-name="Text_20_body">
      <style:text-properties officeooo:rsid="004791c4" officeooo:paragraph-rsid="004791c4"/>
    </style:style>
    <style:style style:name="P19" style:family="paragraph" style:parent-style-name="Text_20_body">
      <style:text-properties officeooo:rsid="00304045" officeooo:paragraph-rsid="003b2505"/>
    </style:style>
    <style:style style:name="P20" style:family="paragraph" style:parent-style-name="Text_20_body">
      <style:text-properties officeooo:rsid="0040a95f" officeooo:paragraph-rsid="0040a95f"/>
    </style:style>
    <style:style style:name="P21" style:family="paragraph" style:parent-style-name="Text_20_body">
      <style:text-properties officeooo:rsid="002d739d" officeooo:paragraph-rsid="003b2505"/>
    </style:style>
    <style:style style:name="P22" style:family="paragraph" style:parent-style-name="Text_20_body">
      <style:text-properties officeooo:rsid="003f1d89" officeooo:paragraph-rsid="003f1d89"/>
    </style:style>
    <style:style style:name="P23" style:family="paragraph" style:parent-style-name="Text_20_body">
      <style:text-properties officeooo:rsid="003f1d89" officeooo:paragraph-rsid="004e0b01"/>
    </style:style>
    <style:style style:name="P24" style:family="paragraph" style:parent-style-name="Text_20_body">
      <style:text-properties officeooo:rsid="0040a95f" officeooo:paragraph-rsid="00426cef"/>
    </style:style>
    <style:style style:name="P25" style:family="paragraph" style:parent-style-name="Text_20_body">
      <style:text-properties officeooo:rsid="0040a95f" officeooo:paragraph-rsid="004ed214"/>
    </style:style>
    <style:style style:name="P26" style:family="paragraph" style:parent-style-name="Text_20_body">
      <style:text-properties officeooo:rsid="0040a95f" officeooo:paragraph-rsid="004e0b01"/>
    </style:style>
    <style:style style:name="P27" style:family="paragraph" style:parent-style-name="Text_20_body">
      <style:text-properties officeooo:rsid="0040a95f" officeooo:paragraph-rsid="004fad77"/>
    </style:style>
    <style:style style:name="P28" style:family="paragraph" style:parent-style-name="Text_20_body">
      <style:text-properties officeooo:rsid="00426cef" officeooo:paragraph-rsid="00426cef"/>
    </style:style>
    <style:style style:name="P29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ize="11pt" officeooo:paragraph-rsid="0055d9b2" style:font-size-asian="11pt" style:font-size-complex="11pt"/>
    </style:style>
    <style:style style:name="P30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55d9b2"/>
    </style:style>
    <style:style style:name="P31" style:family="paragraph" style:parent-style-name="Text_20_body">
      <style:text-properties officeooo:paragraph-rsid="0055d9b2"/>
    </style:style>
    <style:style style:name="P32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ize="11pt" officeooo:paragraph-rsid="006140b1" style:font-size-asian="11pt" style:font-size-complex="11pt"/>
    </style:style>
    <style:style style:name="P33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Liberation Serif" fo:font-size="14pt" officeooo:paragraph-rsid="0055d9b2" style:font-size-asian="14pt" style:font-size-complex="14pt"/>
    </style:style>
    <style:style style:name="P34" style:family="paragraph" style:parent-style-name="Text_20_body" style:list-style-name="L2">
      <style:text-properties style:font-name="Liberation Serif" fo:font-size="14pt" style:font-size-asian="14pt" style:font-size-complex="14pt"/>
    </style:style>
    <style:style style:name="P35" style:family="paragraph" style:parent-style-name="Text_20_body" style:list-style-name="L2"/>
    <style:style style:name="P36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ize="14pt" style:font-size-asian="12.25pt" style:font-size-complex="14pt"/>
    </style:style>
    <style:style style:name="P37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ize="11pt" officeooo:paragraph-rsid="00660a8a" style:font-size-asian="11pt" style:font-size-complex="11pt"/>
    </style:style>
    <style:style style:name="P38" style:family="paragraph" style:parent-style-name="Text_20_body" style:list-style-name="L3">
      <style:text-properties officeooo:paragraph-rsid="0065aed4"/>
    </style:style>
    <style:style style:name="P39" style:family="paragraph" style:parent-style-name="Text_20_body">
      <style:text-properties officeooo:paragraph-rsid="0065aed4"/>
    </style:style>
    <style:style style:name="P40" style:family="paragraph" style:parent-style-name="Text_20_body">
      <style:text-properties fo:font-size="11pt" officeooo:paragraph-rsid="0065aed4" style:font-size-asian="11pt" style:font-size-complex="11pt"/>
    </style:style>
    <style:style style:name="P41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6af106"/>
    </style:style>
    <style:style style:name="P42" style:family="paragraph" style:parent-style-name="Text_20_body" style:list-style-name="L4"/>
    <style:style style:name="P43" style:family="paragraph" style:parent-style-name="Text_20_body" style:list-style-name="L5">
      <style:text-properties officeooo:paragraph-rsid="006fa1b7"/>
    </style:style>
    <style:style style:name="P44" style:family="paragraph" style:parent-style-name="Text_20_body" style:list-style-name="L5">
      <style:text-properties fo:language="cs" fo:country="CZ" fo:font-style="normal" officeooo:rsid="0070cb17" officeooo:paragraph-rsid="0070cb17" style:font-style-asian="normal" style:font-style-complex="normal"/>
    </style:style>
    <style:style style:name="P45" style:family="paragraph" style:parent-style-name="Text_20_body" style:list-style-name="L5"/>
    <style:style style:name="P46" style:family="paragraph" style:parent-style-name="Text_20_body" style:list-style-name="L5">
      <style:text-properties fo:language="cs" fo:country="CZ" fo:font-style="normal" officeooo:rsid="0070cb17" officeooo:paragraph-rsid="00718336" style:font-style-asian="normal" style:font-style-complex="normal"/>
    </style:style>
    <style:style style:name="P47" style:family="paragraph" style:parent-style-name="Text_20_body">
      <style:text-properties fo:language="cs" fo:country="CZ" fo:font-style="normal" officeooo:rsid="00752f1b" officeooo:paragraph-rsid="00752f1b" style:font-style-asian="normal" style:font-style-complex="normal"/>
    </style:style>
    <style:style style:name="P48" style:family="paragraph" style:parent-style-name="Text_20_body" style:list-style-name="L6">
      <style:text-properties fo:language="cs" fo:country="CZ" fo:font-style="normal" officeooo:rsid="00752f1b" officeooo:paragraph-rsid="00752f1b" style:font-style-asian="normal" style:font-style-complex="normal"/>
    </style:style>
    <style:style style:name="P49" style:family="paragraph" style:parent-style-name="Text_20_body" style:list-style-name="L6">
      <style:text-properties fo:language="cs" fo:country="CZ" fo:font-style="normal" officeooo:rsid="00752f1b" officeooo:paragraph-rsid="007809cd" style:font-style-asian="normal" style:font-style-complex="normal"/>
    </style:style>
    <style:style style:name="P50" style:family="paragraph" style:parent-style-name="Text_20_body" style:list-style-name="L6">
      <style:text-properties officeooo:paragraph-rsid="007809cd"/>
    </style:style>
    <style:style style:name="P51" style:family="paragraph" style:parent-style-name="Text_20_body" style:list-style-name="L6">
      <style:text-properties officeooo:paragraph-rsid="00752f1b"/>
    </style:style>
    <style:style style:name="P52" style:family="paragraph" style:parent-style-name="Text_20_body">
      <style:text-properties fo:language="cs" fo:country="CZ" fo:font-style="normal" officeooo:rsid="0072edae" officeooo:paragraph-rsid="0072edae" style:font-style-asian="normal" style:font-style-complex="normal"/>
    </style:style>
    <style:style style:name="P53" style:family="paragraph" style:parent-style-name="Text_20_body" style:list-style-name="L7">
      <style:text-properties officeooo:paragraph-rsid="0072edae"/>
    </style:style>
    <style:style style:name="P54" style:family="paragraph" style:parent-style-name="Text_20_body" style:list-style-name="L7">
      <style:text-properties fo:language="cs" fo:country="CZ" fo:font-style="normal" fo:font-weight="bold" officeooo:rsid="0072edae" officeooo:paragraph-rsid="007c6bb1" style:font-style-asian="normal" style:font-weight-asian="bold" style:font-style-complex="normal" style:font-weight-complex="bold"/>
    </style:style>
    <style:style style:name="P55" style:family="paragraph" style:parent-style-name="Text_20_body" style:list-style-name="L7">
      <style:text-properties officeooo:paragraph-rsid="00746536"/>
    </style:style>
    <style:style style:name="P56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ize="14pt" officeooo:paragraph-rsid="007f7a7e" style:font-size-asian="12.25pt" style:font-size-complex="14pt"/>
    </style:style>
    <style:style style:name="P57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ize="11pt" officeooo:paragraph-rsid="007f7a7e" style:font-size-asian="11pt" style:font-size-complex="11pt"/>
    </style:style>
    <style:style style:name="P58" style:family="paragraph" style:parent-style-name="Text_20_body" style:list-style-name="L8">
      <style:text-properties officeooo:paragraph-rsid="0081b58a"/>
    </style:style>
    <style:style style:name="P59" style:family="paragraph" style:parent-style-name="Text_20_body" style:list-style-name="L8"/>
    <style:style style:name="P60" style:family="paragraph" style:parent-style-name="Text_20_body" style:list-style-name="L8">
      <style:text-properties officeooo:paragraph-rsid="008579bf"/>
    </style:style>
    <style:style style:name="P61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ize="11pt" style:font-size-asian="11pt" style:font-size-complex="11pt"/>
    </style:style>
    <style:style style:name="P62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ize="11pt" officeooo:paragraph-rsid="008c8628" style:font-size-asian="11pt" style:font-size-complex="11pt"/>
    </style:style>
    <style:style style:name="P63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8c8628"/>
    </style:style>
    <style:style style:name="P64" style:family="paragraph" style:parent-style-name="Text_20_body">
      <style:text-properties officeooo:rsid="008c8628" officeooo:paragraph-rsid="008c8628"/>
    </style:style>
    <style:style style:name="P65" style:family="paragraph" style:parent-style-name="Text_20_body" style:list-style-name="L9">
      <style:text-properties officeooo:paragraph-rsid="008c8628"/>
    </style:style>
    <style:style style:name="P66" style:family="paragraph" style:parent-style-name="Text_20_body">
      <style:text-properties officeooo:rsid="008e1909" officeooo:paragraph-rsid="008e1909"/>
    </style:style>
    <style:style style:name="P67" style:family="paragraph" style:parent-style-name="Text_20_body" style:list-style-name="L10">
      <style:text-properties officeooo:paragraph-rsid="008e1909"/>
    </style:style>
    <style:style style:name="P68" style:family="paragraph" style:parent-style-name="Text_20_body">
      <style:text-properties officeooo:rsid="0091ab46" officeooo:paragraph-rsid="0091ab46"/>
    </style:style>
    <style:style style:name="P69" style:family="paragraph" style:parent-style-name="Text_20_body" style:list-style-name="L11">
      <style:text-properties officeooo:paragraph-rsid="0091ab46"/>
    </style:style>
    <style:style style:name="P70" style:family="paragraph" style:parent-style-name="Text_20_body" style:list-style-name="L11">
      <style:text-properties officeooo:paragraph-rsid="00936de4"/>
    </style:style>
    <style:style style:name="P71" style:family="paragraph" style:parent-style-name="Text_20_body">
      <style:text-properties officeooo:paragraph-rsid="00936de4"/>
    </style:style>
    <style:style style:name="P72" style:family="paragraph" style:parent-style-name="Text_20_body" style:list-style-name="L12">
      <style:text-properties officeooo:paragraph-rsid="009643a9"/>
    </style:style>
    <style:style style:name="P73" style:family="paragraph" style:parent-style-name="Text_20_body" style:list-style-name="L12">
      <style:text-properties officeooo:rsid="009643a9" officeooo:paragraph-rsid="009643a9"/>
    </style:style>
    <style:style style:name="P74" style:family="paragraph" style:parent-style-name="Text_20_body" style:list-style-name="L12">
      <style:text-properties officeooo:paragraph-rsid="00971cbb"/>
    </style:style>
    <style:style style:name="P75" style:family="paragraph" style:parent-style-name="Text_20_body">
      <style:text-properties officeooo:paragraph-rsid="009ae4a1"/>
    </style:style>
    <style:style style:name="P76" style:family="paragraph" style:parent-style-name="Text_20_body" style:list-style-name="L10">
      <style:text-properties officeooo:paragraph-rsid="009ae4a1"/>
    </style:style>
    <style:style style:name="P77" style:family="paragraph" style:parent-style-name="Text_20_body">
      <style:text-properties officeooo:paragraph-rsid="009cd4cf"/>
    </style:style>
    <style:style style:name="P78" style:family="paragraph" style:parent-style-name="Text_20_body" style:list-style-name="L13">
      <style:text-properties officeooo:paragraph-rsid="009cd4cf"/>
    </style:style>
    <style:style style:name="T1" style:family="text">
      <style:text-properties officeooo:rsid="00195c12"/>
    </style:style>
    <style:style style:name="T2" style:family="text">
      <style:text-properties fo:language="cs" fo:country="CZ"/>
    </style:style>
    <style:style style:name="T3" style:family="text">
      <style:text-properties fo:language="cs" fo:country="CZ" officeooo:rsid="00195c12"/>
    </style:style>
    <style:style style:name="T4" style:family="text">
      <style:text-properties fo:language="cs" fo:country="CZ" officeooo:rsid="001a0d56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b5468"/>
    </style:style>
    <style:style style:name="T7" style:family="text">
      <style:text-properties fo:language="cs" fo:country="CZ" officeooo:rsid="001da5b0"/>
    </style:style>
    <style:style style:name="T8" style:family="text">
      <style:text-properties fo:language="cs" fo:country="CZ" officeooo:rsid="001b5468"/>
    </style:style>
    <style:style style:name="T9" style:family="text">
      <style:text-properties officeooo:rsid="00215615"/>
    </style:style>
    <style:style style:name="T10" style:family="text">
      <style:text-properties officeooo:rsid="001f6cbc"/>
    </style:style>
    <style:style style:name="T11" style:family="text">
      <style:text-properties officeooo:rsid="003f1d89"/>
    </style:style>
    <style:style style:name="T12" style:family="text">
      <style:text-properties officeooo:rsid="0033483b"/>
    </style:style>
    <style:style style:name="T13" style:family="text">
      <style:text-properties officeooo:rsid="002d739d"/>
    </style:style>
    <style:style style:name="T14" style:family="text">
      <style:text-properties officeooo:rsid="002c7225"/>
    </style:style>
    <style:style style:name="T15" style:family="text">
      <style:text-properties officeooo:rsid="002f7d3e"/>
    </style:style>
    <style:style style:name="T16" style:family="text">
      <style:text-properties officeooo:rsid="00304045"/>
    </style:style>
    <style:style style:name="T17" style:family="text">
      <style:text-properties officeooo:rsid="00426cef"/>
    </style:style>
    <style:style style:name="T18" style:family="text">
      <style:text-properties officeooo:rsid="0040a95f"/>
    </style:style>
    <style:style style:name="T19" style:family="text">
      <style:text-properties fo:language="ru" fo:country="RU" officeooo:rsid="004a4212"/>
    </style:style>
    <style:style style:name="T20" style:family="text">
      <style:text-properties fo:language="cs" fo:country="CZ" officeooo:rsid="004c92ea"/>
    </style:style>
    <style:style style:name="T21" style:family="text">
      <style:text-properties fo:language="cs" fo:country="CZ" officeooo:rsid="00453f6b"/>
    </style:style>
    <style:style style:name="T22" style:family="text">
      <style:text-properties officeooo:rsid="00453f6b"/>
    </style:style>
    <style:style style:name="T23" style:family="text">
      <style:text-properties officeooo:rsid="00464a02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fo:font-style="italic" style:font-style-asian="italic" style:font-style-complex="italic"/>
    </style:style>
    <style:style style:name="T26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cf8e6d" loext:opacity="100%" style:font-name="JetBrains Mono" fo:font-size="11pt" fo:font-style="normal" fo:font-weight="normal" style:font-size-asian="11pt" style:font-style-asian="normal" style:font-weight-asian="normal" style:font-size-complex="11pt"/>
    </style:style>
    <style:style style:name="T28" style:family="text">
      <style:text-properties fo:color="#bcbec4" loext:opacity="100%" style:font-name="JetBrains Mono" fo:font-size="11pt" fo:font-style="normal" fo:font-weight="normal" style:font-size-asian="11pt" style:font-style-asian="normal" style:font-weight-asian="normal" style:font-size-complex="11pt"/>
    </style:style>
    <style:style style:name="T29" style:family="text">
      <style:text-properties fo:color="#6aab73" loext:opacity="100%" style:font-name="JetBrains Mono" fo:font-size="11pt" fo:font-style="normal" fo:font-weight="normal" style:font-size-asian="11pt" style:font-style-asian="normal" style:font-weight-asian="normal" style:font-size-complex="11pt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language="ru" fo:country="RU" fo:font-style="normal" fo:font-weight="normal" officeooo:rsid="0057225d" style:font-style-asian="normal" style:font-weight-asian="normal" style:font-style-complex="normal" style:font-weight-complex="normal"/>
    </style:style>
    <style:style style:name="T32" style:family="text">
      <style:text-properties fo:color="#cf8e6d" loext:opacity="100%" style:font-name="JetBrains Mono"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color="#cf8e6d" loext:opacity="100%" style:font-name="JetBrains Mono" fo:font-style="normal" fo:font-weight="normal" style:font-style-asian="normal" style:font-weight-asian="normal" style:font-weight-complex="normal"/>
    </style:style>
    <style:style style:name="T34" style:family="text">
      <style:text-properties fo:color="#a9b7c6" loext:opacity="100%" style:font-name="JetBrains Mono" fo:font-style="normal" fo:font-weight="normal" style:font-style-asian="normal" style:font-weight-asian="normal"/>
    </style:style>
    <style:style style:name="T35" style:family="text">
      <style:text-properties fo:color="#bcbec4" loext:opacity="100%" style:font-name="JetBrains Mono" fo:font-style="normal" fo:font-weight="normal" style:font-style-asian="normal" style:font-weight-asian="normal"/>
    </style:style>
    <style:style style:name="T36" style:family="text">
      <style:text-properties fo:color="#cf8e6d" loext:opacity="100%" style:font-name="JetBrains Mono" fo:font-style="normal" fo:font-weight="normal" style:font-style-asian="normal" style:font-weight-asian="normal"/>
    </style:style>
    <style:style style:name="T37" style:family="text">
      <style:text-properties fo:color="#56a8f5" loext:opacity="100%" style:font-name="JetBrains Mono" fo:font-style="normal" fo:font-weight="normal" style:font-style-asian="normal" style:font-weight-asian="normal"/>
    </style:style>
    <style:style style:name="T38" style:family="text">
      <style:text-properties fo:color="#bcbec4" loext:opacity="100%"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style:font-name="Liberation Seri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0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41" style:family="text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T42" style:family="text">
      <style:text-properties style:font-name="Liberation Serif" fo:font-size="14pt" style:font-size-asian="14pt" style:font-size-complex="14pt"/>
    </style:style>
    <style:style style:name="T43" style:family="text"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T44" style:family="text">
      <style:text-properties style:font-name="Liberation Serif" fo:font-size="14pt" officeooo:rsid="0063d0ec" style:font-size-asian="14pt" style:font-size-complex="14pt"/>
    </style:style>
    <style:style style:name="T45" style:family="text">
      <style:text-properties style:font-name="Liberation Serif" fo:font-size="14pt" fo:font-style="italic" officeooo:rsid="0063d0ec" style:font-size-asian="14pt" style:font-style-asian="italic" style:font-size-complex="14pt" style:font-style-complex="italic"/>
    </style:style>
    <style:style style:name="T46" style:family="text">
      <style:text-properties fo:color="#c77dbb" loext:opacity="100%" style:font-name="JetBrains Mono" fo:font-style="normal" fo:font-weight="normal" style:font-style-asian="normal" style:font-weight-asian="normal"/>
    </style:style>
    <style:style style:name="T47" style:family="text">
      <style:text-properties fo:color="#bcbec4" loext:opacity="100%" style:font-name="JetBrains Mono" fo:font-style="normal" fo:font-weight="normal" officeooo:rsid="00660a8a" style:font-style-asian="normal" style:font-weight-asian="normal"/>
    </style:style>
    <style:style style:name="T48" style:family="text">
      <style:text-properties fo:language="ru" fo:country="RU" officeooo:rsid="0065aed4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color="#cf8e6d" loext:opacity="100%" style:font-name="JetBrains Mono"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fo:color="#cf8e6d" loext:opacity="100%" style:font-name="JetBrains Mon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2" style:family="text">
      <style:text-properties fo:color="#c77dbb" loext:opacity="100%" style:font-name="JetBrains Mono" fo:font-size="11pt" fo:font-style="normal" fo:font-weight="normal" style:font-size-asian="11pt" style:font-style-asian="normal" style:font-weight-asian="normal" style:font-size-complex="11pt"/>
    </style:style>
    <style:style style:name="T53" style:family="text">
      <style:text-properties fo:color="#7a7e85" loext:opacity="100%" style:font-name="JetBrains Mono" fo:font-size="11pt" fo:font-style="normal" fo:font-weight="normal" style:font-size-asian="11pt" style:font-style-asian="normal" style:font-weight-asian="normal" style:font-size-complex="11pt"/>
    </style:style>
    <style:style style:name="T54" style:family="text">
      <style:text-properties officeooo:rsid="00689d9a"/>
    </style:style>
    <style:style style:name="T55" style:family="text">
      <style:text-properties fo:language="ru" fo:country="RU" officeooo:rsid="006fa1b7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language="cs" fo:country="CZ" fo:font-weight="bold" officeooo:rsid="006fa1b7" style:font-weight-asian="bold" style:font-weight-complex="bold"/>
    </style:style>
    <style:style style:name="T58" style:family="text">
      <style:text-properties fo:font-weight="bold" officeooo:rsid="007809cd" style:font-weight-asian="bold" style:font-weight-complex="bold"/>
    </style:style>
    <style:style style:name="T59" style:family="text">
      <style:text-properties officeooo:rsid="00763b0d"/>
    </style:style>
    <style:style style:name="T60" style:family="text">
      <style:text-properties fo:font-weight="bold" officeooo:rsid="007588c5" style:font-weight-asian="bold" style:font-weight-complex="bold"/>
    </style:style>
    <style:style style:name="T61" style:family="text">
      <style:text-properties fo:language="cs" fo:country="CZ" fo:font-style="normal" fo:font-weight="bold" officeooo:rsid="00752f1b" style:font-style-asian="normal" style:font-weight-asian="bold" style:font-style-complex="normal" style:font-weight-complex="bold"/>
    </style:style>
    <style:style style:name="T62" style:family="text">
      <style:text-properties fo:language="cs" fo:country="CZ" fo:font-style="normal" fo:font-weight="bold" officeooo:rsid="007809cd" style:font-style-asian="normal" style:font-weight-asian="bold" style:font-style-complex="normal" style:font-weight-complex="bold"/>
    </style:style>
    <style:style style:name="T63" style:family="text">
      <style:text-properties fo:language="cs" fo:country="CZ" fo:font-style="normal" officeooo:rsid="00752f1b" style:font-style-asian="normal" style:font-style-complex="normal"/>
    </style:style>
    <style:style style:name="T64" style:family="text">
      <style:text-properties fo:language="cs" fo:country="CZ" fo:font-style="normal" officeooo:rsid="00763b0d" style:font-style-asian="normal" style:font-style-complex="normal"/>
    </style:style>
    <style:style style:name="T65" style:family="text">
      <style:text-properties fo:language="cs" fo:country="CZ" fo:font-style="normal" officeooo:rsid="00765fcf" style:font-style-asian="normal" style:font-style-complex="normal"/>
    </style:style>
    <style:style style:name="T66" style:family="text">
      <style:text-properties fo:language="cs" fo:country="CZ" fo:font-style="normal" fo:font-weight="normal" officeooo:rsid="0079e39d" style:font-style-asian="normal" style:font-weight-asian="normal" style:font-style-complex="normal" style:font-weight-complex="normal"/>
    </style:style>
    <style:style style:name="T67" style:family="text">
      <style:text-properties fo:language="cs" fo:country="CZ" fo:font-style="normal" fo:font-weight="bold" officeooo:rsid="0072edae" style:font-style-asian="normal" style:font-weight-asian="bold" style:font-style-complex="normal" style:font-weight-complex="bold"/>
    </style:style>
    <style:style style:name="T68" style:family="text">
      <style:text-properties fo:language="cs" fo:country="CZ" fo:font-style="normal" fo:font-weight="normal" officeooo:rsid="0072edae" style:font-style-asian="normal" style:font-weight-asian="normal" style:font-style-complex="normal" style:font-weight-complex="normal"/>
    </style:style>
    <style:style style:name="T69" style:family="text">
      <style:text-properties fo:language="cs" fo:country="CZ" fo:font-style="normal" fo:font-weight="normal" officeooo:rsid="007c6bb1" style:font-style-asian="normal" style:font-weight-asian="normal" style:font-style-complex="normal" style:font-weight-complex="normal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officeooo:rsid="007c6bb1" style:font-weight-asian="normal" style:font-weight-complex="normal"/>
    </style:style>
    <style:style style:name="T72" style:family="text">
      <style:text-properties fo:language="cs" fo:country="CZ" fo:font-style="normal" fo:font-weight="bold" officeooo:rsid="007d35e1" style:font-style-asian="normal" style:font-weight-asian="bold" style:font-style-complex="normal" style:font-weight-complex="bold"/>
    </style:style>
    <style:style style:name="T73" style:family="text">
      <style:text-properties fo:language="cs" fo:country="CZ" fo:font-style="normal" fo:font-weight="normal" officeooo:rsid="007d35e1" style:font-style-asian="normal" style:font-weight-asian="normal" style:font-style-complex="normal" style:font-weight-complex="normal"/>
    </style:style>
    <style:style style:name="T74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75" style:family="text">
      <style:text-properties fo:language="ru" fo:country="RU" fo:font-weight="normal" officeooo:rsid="0065aed4" style:font-weight-asian="normal" style:font-weight-complex="normal"/>
    </style:style>
    <style:style style:name="T76" style:family="text">
      <style:text-properties fo:font-weight="bold" officeooo:rsid="0081b58a" style:font-weight-asian="bold" style:font-weight-complex="bold"/>
    </style:style>
    <style:style style:name="T77" style:family="text">
      <style:text-properties officeooo:rsid="0081b58a"/>
    </style:style>
    <style:style style:name="T78" style:family="text">
      <style:text-properties officeooo:rsid="0081c5e5"/>
    </style:style>
    <style:style style:name="T79" style:family="text">
      <style:text-properties fo:font-weight="bold" officeooo:rsid="00832a45" style:font-weight-asian="bold" style:font-weight-complex="bold"/>
    </style:style>
    <style:style style:name="T80" style:family="text">
      <style:text-properties fo:language="cs" fo:country="CZ" fo:font-weight="normal" officeooo:rsid="0083ef2f" style:font-weight-asian="normal" style:font-weight-complex="normal"/>
    </style:style>
    <style:style style:name="T81" style:family="text">
      <style:text-properties fo:font-weight="normal" officeooo:rsid="0087d417" style:font-weight-asian="normal" style:font-weight-complex="normal"/>
    </style:style>
    <style:style style:name="T82" style:family="text">
      <style:text-properties fo:language="ru" fo:country="RU" fo:font-weight="bold" officeooo:rsid="008579bf" style:font-weight-asian="bold" style:font-weight-complex="bold"/>
    </style:style>
    <style:style style:name="T83" style:family="text">
      <style:text-properties fo:language="cs" fo:country="CZ" fo:font-weight="bold" officeooo:rsid="008579bf" style:font-weight-asian="bold" style:font-weight-complex="bold"/>
    </style:style>
    <style:style style:name="T84" style:family="text">
      <style:text-properties fo:language="cs" fo:country="CZ" fo:font-weight="normal" officeooo:rsid="008579bf" style:font-weight-asian="normal" style:font-weight-complex="normal"/>
    </style:style>
    <style:style style:name="T85" style:family="text">
      <style:text-properties fo:language="cs" fo:country="CZ" fo:font-weight="normal" style:font-weight-asian="normal" style:font-weight-complex="normal"/>
    </style:style>
    <style:style style:name="T86" style:family="text">
      <style:text-properties fo:color="#cf8e6d" loext:opacity="100%" style:font-name="JetBrains Mono" fo:language="cs" fo:country="CZ" fo:font-style="normal" fo:font-weight="normal" style:font-style-asian="normal" style:font-weight-asian="normal" style:font-weight-complex="normal"/>
    </style:style>
    <style:style style:name="T87" style:family="text">
      <style:text-properties fo:color="#c77dbb" loext:opacity="100%" style:font-name="JetBrains Mono" fo:font-style="italic" fo:font-weight="normal" style:font-style-asian="italic" style:font-weight-asian="normal"/>
    </style:style>
    <style:style style:name="T88" style:family="text">
      <style:text-properties fo:color="#7a7e85" loext:opacity="100%" style:font-name="JetBrains Mono" fo:font-style="normal" fo:font-weight="normal" style:font-style-asian="normal" style:font-weight-asian="normal"/>
    </style:style>
    <style:style style:name="T89" style:family="text">
      <style:text-properties fo:color="#c77dbb" loext:opacity="100%" style:font-name="JetBrains Mono" fo:font-size="11pt" fo:font-style="italic" fo:font-weight="normal" style:font-size-asian="11pt" style:font-style-asian="italic" style:font-weight-asian="normal" style:font-size-complex="11pt"/>
    </style:style>
    <style:style style:name="T90" style:family="text">
      <style:text-properties fo:font-weight="bold" officeooo:rsid="008c8628" style:font-weight-asian="bold" style:font-weight-complex="bold"/>
    </style:style>
    <style:style style:name="T91" style:family="text">
      <style:text-properties fo:font-weight="normal" officeooo:rsid="008c8628" style:font-weight-asian="normal" style:font-weight-complex="normal"/>
    </style:style>
    <style:style style:name="T92" style:family="text">
      <style:text-properties fo:font-weight="bold" officeooo:rsid="008e1909" style:font-weight-asian="bold" style:font-weight-complex="bold"/>
    </style:style>
    <style:style style:name="T93" style:family="text">
      <style:text-properties fo:font-weight="normal" officeooo:rsid="008e1909" style:font-weight-asian="normal" style:font-weight-complex="normal"/>
    </style:style>
    <style:style style:name="T94" style:family="text">
      <style:text-properties fo:font-weight="normal" officeooo:rsid="008f934c" style:font-weight-asian="normal" style:font-weight-complex="normal"/>
    </style:style>
    <style:style style:name="T95" style:family="text">
      <style:text-properties fo:font-weight="normal" officeooo:rsid="008ffd0d" style:font-weight-asian="normal" style:font-weight-complex="normal"/>
    </style:style>
    <style:style style:name="T96" style:family="text">
      <style:text-properties fo:font-weight="bold" officeooo:rsid="0091ab46" style:font-weight-asian="bold" style:font-weight-complex="bold"/>
    </style:style>
    <style:style style:name="T97" style:family="text">
      <style:text-properties fo:font-weight="normal" officeooo:rsid="0091ab46" style:font-weight-asian="normal" style:font-weight-complex="normal"/>
    </style:style>
    <style:style style:name="T98" style:family="text">
      <style:text-properties fo:font-weight="bold" officeooo:rsid="00936de4" style:font-weight-asian="bold" style:font-weight-complex="bold"/>
    </style:style>
    <style:style style:name="T99" style:family="text">
      <style:text-properties fo:font-weight="normal" officeooo:rsid="00936de4" style:font-weight-asian="normal" style:font-weight-complex="normal"/>
    </style:style>
    <style:style style:name="T100" style:family="text">
      <style:text-properties fo:font-weight="normal" officeooo:rsid="0094848d" style:font-weight-asian="normal" style:font-weight-complex="normal"/>
    </style:style>
    <style:style style:name="T101" style:family="text">
      <style:text-properties fo:language="ru" fo:country="RU" fo:font-weight="normal" officeooo:rsid="00951f0d" style:font-weight-asian="normal" style:font-weight-complex="normal"/>
    </style:style>
    <style:style style:name="T102" style:family="text">
      <style:text-properties fo:language="cs" fo:country="CZ" fo:font-style="italic" fo:font-weight="normal" officeooo:rsid="00951f0d" style:font-style-asian="italic" style:font-weight-asian="normal" style:font-style-complex="italic" style:font-weight-complex="normal"/>
    </style:style>
    <style:style style:name="T103" style:family="text">
      <style:text-properties fo:font-weight="bold" officeooo:rsid="009643a9" style:font-weight-asian="bold" style:font-weight-complex="bold"/>
    </style:style>
    <style:style style:name="T104" style:family="text">
      <style:text-properties officeooo:rsid="009643a9"/>
    </style:style>
    <style:style style:name="T105" style:family="text">
      <style:text-properties fo:language="cs" fo:country="CZ" fo:font-weight="bold" officeooo:rsid="0096b340" style:font-weight-asian="bold" style:font-weight-complex="bold"/>
    </style:style>
    <style:style style:name="T106" style:family="text">
      <style:text-properties officeooo:rsid="009703e4"/>
    </style:style>
    <style:style style:name="T107" style:family="text">
      <style:text-properties fo:font-weight="bold" officeooo:rsid="00971cbb" style:font-weight-asian="bold" style:font-weight-complex="bold"/>
    </style:style>
    <style:style style:name="T108" style:family="text">
      <style:text-properties fo:font-weight="normal" officeooo:rsid="00987146" style:font-weight-asian="normal" style:font-weight-complex="normal"/>
    </style:style>
    <style:style style:name="T109" style:family="text">
      <style:text-properties fo:font-weight="normal" officeooo:rsid="009c8397" style:font-weight-asian="normal" style:font-weight-complex="normal"/>
    </style:style>
    <style:style style:name="T110" style:family="text">
      <style:text-properties fo:font-weight="bold" officeooo:rsid="009c8397" style:font-weight-asian="bold" style:font-weight-complex="bold"/>
    </style:style>
    <style:style style:name="T111" style:family="text">
      <style:text-properties fo:font-weight="bold" officeooo:rsid="009cd4cf" style:font-weight-asian="bold" style:font-weight-complex="bold"/>
    </style:style>
    <style:style style:name="T112" style:family="text">
      <style:text-properties fo:font-weight="normal" officeooo:rsid="009cd4cf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Jednoduch<text:span text:style-name="T1">ý</text:span> transpilační p<text:span text:style-name="T1">ř</text:span>eklada<text:span text:style-name="T1">č</text:span> </text:h>
      <text:h text:style-name="P2" text:outline-level="2">Syntaktick<text:span text:style-name="T1">é</text:span> prvky </text:h>
      <text:p text:style-name="Text_20_body"><text:span text:style-name="Strong_20_Emphasis"><text:span text:style-name="T2">Matematické výrazy, proměnné (celočíselné), celá čísla</text:span></text:span></text:p>
      <text:list text:style-name="L1">
        <text:list-item>
          <text:p text:style-name="P3"><text:span text:style-name="Strong_20_Emphasis"><text:span text:style-name="T2">else, elseif, if, then, end, print(prom), read()</text:span></text:span></text:p>
        </text:list-item>
        <text:list-item>
          <text:p text:style-name="P3"><text:span text:style-name="Strong_20_Emphasis"><text:span text:style-name="T2">Možné příkazy:</text:span></text:span></text:p>
          <text:list>
            <text:list-item>
              <text:p text:style-name="P4"><text:span text:style-name="Strong_20_Emphasis"><text:span text:style-name="T2">print(prom), read()</text:span></text:span></text:p>
            </text:list-item>
            <text:list-item>
              <text:p text:style-name="P3"><text:span text:style-name="Strong_20_Emphasis"><text:span text:style-name="T3">if</text:span></text:span><text:span text:style-name="Strong_20_Emphasis"><text:span text:style-name="T2"> ... </text:span></text:span><text:span text:style-name="Strong_20_Emphasis"><text:span text:style-name="T3">then … elseif … then … else … </text:span></text:span><text:span text:style-name="Strong_20_Emphasis"><text:span text:style-name="T2">end</text:span></text:span><text:span text:style-name="T2"><text:line-break/>Složený příkaz, blok.</text:span></text:p>
            </text:list-item>
            <text:list-item>
              <text:p text:style-name="P3"><text:span text:style-name="Strong_20_Emphasis"><text:span text:style-name="T2">jestli podmínka pak příkaz</text:span></text:span><text:span text:style-name="T2"><text:line-break/>Rozhodování. Podmínka je </text:span><text:span text:style-name="Source_20_Text"><text:span text:style-name="T2">výraz &lt; výraz</text:span></text:span><text:span text:style-name="T2"> nebo </text:span><text:span text:style-name="Source_20_Text"><text:span text:style-name="T2">výraz =</text:span></text:span><text:span text:style-name="Source_20_Text"><text:span text:style-name="T4">=</text:span></text:span><text:span text:style-name="Source_20_Text"><text:span text:style-name="T2"> výraz</text:span></text:span><text:span text:style-name="T2">.</text:span></text:p>
            </text:list-item>
            <text:list-item>
              <text:p text:style-name="P5"><text:span text:style-name="Strong_20_Emphasis"><text:span text:style-name="T2">prom = výraz</text:span></text:span><text:span text:style-name="T2"><text:line-break/>Přiřazovací příkaz.</text:span></text:p>
            </text:list-item>
          </text:list>
        </text:list-item>
      </text:list>
      <text:h text:style-name="P6" text:outline-level="2">Lexikální analyzátor </text:h>
      <text:p text:style-name="P7">A={</text:p>
      <text:p text:style-name="P8"><text:span text:style-name="T2"><text:tab/>Q={0, 1, 2, 3, 4, 6, 7, 8, 9, 10, 11, 12, 13, 14, 15, 16, 17, 18}</text:span><text:span text:style-name="T5">,</text:span></text:p>
      <text:p text:style-name="P9"><text:span text:style-name="T6"><text:tab/></text:span><text:span text:style-name="T5">Σ={i, f, l, s, e, n, t, h, p, r, a, d},</text:span></text:p>
      <text:p text:style-name="P10"><text:tab/>q0​=0,</text:p>
      <text:p text:style-name="P9"><text:span text:style-name="T6"><text:tab/>F={</text:span><text:span text:style-name="T7">k_else, k_if, k_elseif, k_end, k_then, k_print, k_read</text:span><text:span text:style-name="T6">} </text:span><text:span text:style-name="T8"><text:s/></text:span></text:p>
      <text:p text:style-name="P7">}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1">0 -&gt; i1 | e2 | t8 | p11 | r15</text:p>
            <text:p text:style-name="P11">1 -&gt; f <text:s/><text:span text:style-name="T7">k_if</text:span></text:p>
            <text:p text:style-name="P11">2 -&gt; l3 | n7</text:p>
            <text:p text:style-name="P11">3 -&gt; s4</text:p>
            <text:p text:style-name="P11">4 -&gt; e k_else</text:p>
            <text:p text:style-name="P11">k_else -&gt; i6 <text:span text:style-name="T9">| halt</text:span></text:p>
            <text:p text:style-name="P11">6 -&gt; f <text:s/><text:span text:style-name="T7">k_elseif</text:span></text:p>
            <text:p text:style-name="P11">7 -&gt; d <text:s/><text:span text:style-name="T7">k_end</text:span></text:p>
            <text:p text:style-name="P11">8 -&gt; h9</text:p>
            <text:p text:style-name="P11">9 -&gt; e10</text:p>
          </table:table-cell>
          <table:table-cell table:style-name="Таблица1.A1" office:value-type="string">
            <text:p text:style-name="P11">10 -&gt; n <text:s/><text:span text:style-name="T7">k_then</text:span></text:p>
            <text:p text:style-name="P11">11 -&gt; r 12</text:p>
            <text:p text:style-name="P11">12 -&gt; i 13</text:p>
            <text:p text:style-name="P11">13 -&gt; n 14</text:p>
            <text:p text:style-name="P11">14 -&gt; t <text:s/><text:span text:style-name="T7">k_print</text:span></text:p>
            <text:p text:style-name="P11">15 -&gt; e 16</text:p>
            <text:p text:style-name="P11">16 -&gt; a 17</text:p>
            <text:p text:style-name="P11">17 -&gt; d <text:span text:style-name="T10">k_read</text:span></text:p>
          </table:table-cell>
        </table:table-row>
      </table:table>
      <text:h text:style-name="P12" text:outline-level="2"><text:soft-page-break/><text:span text:style-name="T2">Syntaktick</text:span><text:span text:style-name="T8">ý analyzátor</text:span> 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3"><text:span text:style-name="T11">S → P S | </text:span>ε</text:p>
            <text:p text:style-name="P14">P → <text:span text:style-name="T12">id</text:span> = V </text:p>
            <text:p text:style-name="P14">P → print ( V ) </text:p>
            <text:p text:style-name="P15">P → if M then P E end </text:p>
            <text:p text:style-name="P15">E → elseif M then <text:span text:style-name="T13">P </text:span>E </text:p>
            <text:p text:style-name="P15">E → else P</text:p>
            <text:p text:style-name="P16"><text:span text:style-name="T14">E → </text:span>ε </text:p>
            <text:p text:style-name="P14">V → <text:span text:style-name="T15">A B</text:span></text:p>
            <text:p text:style-name="P17">A → C K</text:p>
            <text:p text:style-name="P17">B → + A B</text:p>
            <text:p text:style-name="P17">B → - A B</text:p>
            <text:p text:style-name="P16"><text:span text:style-name="T15">B → </text:span>ε</text:p>
          </table:table-cell>
          <table:table-cell table:style-name="Таблица2.A1" office:value-type="string">
            <text:p text:style-name="P17">C → <text:span text:style-name="T12">id</text:span></text:p>
            <text:p text:style-name="P18">C → read ( ) </text:p>
            <text:p text:style-name="P19">C → number</text:p>
            <text:p text:style-name="P20">C → string</text:p>
            <text:p text:style-name="P19">C → ( V )</text:p>
            <text:p text:style-name="P19">K → * C K</text:p>
            <text:p text:style-name="P19">K → / C K</text:p>
            <text:p text:style-name="P16"><text:span text:style-name="T16">K → </text:span>ε </text:p>
            <text:p text:style-name="P21">M → V N</text:p>
            <text:p text:style-name="P21">N → == V</text:p>
            <text:p text:style-name="P21">N → &gt; V</text:p>
            <text:p text:style-name="P21">N → &gt;= V</text:p>
            <text:p text:style-name="P21">N → &lt;= V</text:p>
            <text:p text:style-name="P21">N → &lt; V</text:p>
          </table:table-cell>
        </table:table-row>
      </table:table>
      <text:h text:style-name="Heading_20_2" text:outline-level="2">Kontrola, zda je LL(1) </text:h>
      <text:p text:style-name="P22">Mno<text:span text:style-name="T17">ž</text:span>iny Follow: </text:p>
      <text:p text:style-name="P22">FL(S) = {$}</text:p>
      <text:p text:style-name="P22">FL(P) = {else, elseif, end, $<text:span text:style-name="T18">, id, print, if</text:span>}</text:p>
      <text:p text:style-name="P22">FL(E) = {end}</text:p>
      <text:p text:style-name="P23">FL(V) = {), <text:span text:style-name="T18">==, &gt;, &gt;=, &lt;=, &lt;, </text:span><text:span text:style-name="T17">then, </text:span>else, elseif, end, $<text:span text:style-name="T19">, </text:span><text:span text:style-name="T5">id, print, </text:span><text:span text:style-name="T20">if</text:span>}</text:p>
      <text:p text:style-name="P24">FL(N) = {<text:span text:style-name="T17">then</text:span>}</text:p>
      <text:p text:style-name="P25">FL(A) = {+, -<text:span text:style-name="T11">, id, print, ), if, </text:span>==, &gt;, &gt;=, &lt;=, &lt;, <text:span text:style-name="T17">then, </text:span><text:span text:style-name="T11">else, elseif, end, $</text:span>}</text:p>
      <text:p text:style-name="P26">FL(B) = {<text:span text:style-name="T11">id, print, ), if, </text:span>==, &gt;, &gt;=, &lt;=, &lt;, <text:s/><text:span text:style-name="T17">then, </text:span><text:span text:style-name="T11">else, elseif, end, $</text:span>}</text:p>
      <text:p text:style-name="P27">FL(C) = {*, /, +, -, <text:span text:style-name="T11">id, print, ), if, </text:span>==, &gt;, &gt;=, &lt;=, &lt;, <text:span text:style-name="T17">then, </text:span><text:span text:style-name="T11">else, elseif, end, $</text:span>}</text:p>
      <text:p text:style-name="P27">FL(K) = <text:span text:style-name="T17">{</text:span>+, -,<text:span text:style-name="T11"> id, print, ), if, </text:span>==, &gt;, &gt;=, &lt;=, &lt;, <text:span text:style-name="T17">then, </text:span><text:span text:style-name="T11">else, elseif, end, $</text:span><text:span text:style-name="T17">}</text:span></text:p>
      <text:p text:style-name="P28">FL(M) = {then}</text:p>
      <text:p text:style-name="P28">D<text:span text:style-name="T21">á</text:span> se snadno ov<text:span text:style-name="T22">ěř</text:span>it, <text:span text:style-name="T22">ž</text:span>e se jedn<text:span text:style-name="T22">á</text:span> o LL(1) gramatiku. </text:p>
      <text:h text:style-name="Heading_20_1" text:outline-level="1"><text:soft-page-break/><text:span text:style-name="T23">I</text:span>mplementace</text:h>
      <text:h text:style-name="Heading_20_2" text:outline-level="2">Z pohledu uživatele.</text:h>
      <text:p text:style-name="Text_20_body"><text:span text:style-name="T24">Pro uživatele je to velmi jednoduchá knihovna s jednou třídou </text:span><text:span text:style-name="Source_20_Text"><text:span text:style-name="T25">Transpiler</text:span></text:span><text:span text:style-name="T24">, která má pouze jednu funkci</text:span><text:span text:style-name="T25"> </text:span><text:span text:style-name="Source_20_Text"><text:span text:style-name="T25">transpile</text:span></text:span><text:span text:style-name="T24">. Tato funkce přijímá lokální adresu souboru na disku a transpiluje soubory </text:span><text:span text:style-name="Source_20_Text"><text:span text:style-name="T24">notlua</text:span></text:span><text:span text:style-name="T24"> na soubory </text:span><text:span text:style-name="Source_20_Text"><text:span text:style-name="T24">Js</text:span></text:span><text:span text:style-name="T24">, přičemž je ukládá do složky </text:span><text:span text:style-name="Source_20_Text"><text:span text:style-name="T25">output</text:span></text:span><text:span text:style-name="T24">. </text:span></text:p>
      <text:p text:style-name="Text_20_body">Takže stačí importovat knihovnu: </text:p>
      <text:p text:style-name="P29" loext:marker-style-name="T26"/>
      <text:p text:style-name="P30" loext:marker-style-name="T26"><text:span text:style-name="T27"><text:s/>import </text:span><text:span text:style-name="T28">Transpiler </text:span><text:span text:style-name="T27">from </text:span><text:span text:style-name="T29">"./transpiler/transpiler"</text:span><text:span text:style-name="T28">;</text:span><text:span text:style-name="T26"><text:line-break/></text:span></text:p>
      <text:p text:style-name="P31"><text:span text:style-name="T30">A vytvořit instanci třídy a použít funkci</text:span><text:span text:style-name="T31">:</text:span></text:p>
      <text:p text:style-name="P30" loext:marker-style-name="T26"/>
      <text:p text:style-name="P32" loext:marker-style-name="T26"><text:span text:style-name="T32"><text:s/></text:span><text:span text:style-name="T33">let </text:span><text:span text:style-name="T34">transpiler </text:span><text:span text:style-name="T35">= </text:span><text:span text:style-name="T36">new </text:span><text:span text:style-name="T35">Transpiler();</text:span></text:p>
      <text:p text:style-name="P32" loext:marker-style-name="T26"><text:span text:style-name="T35"><text:line-break/> </text:span><text:span text:style-name="T34">transpiler</text:span><text:span text:style-name="T35">.</text:span><text:span text:style-name="T37">transpile</text:span><text:span text:style-name="T35">(</text:span><text:span text:style-name="T34">filePath</text:span><text:span text:style-name="T35">);</text:span></text:p>
      <text:p text:style-name="P33" loext:marker-style-name="T26"><text:span text:style-name="T38"/></text:p>
      <text:p text:style-name="Text_20_body"><text:span text:style-name="Source_20_Text"><text:span text:style-name="T39">filepath</text:span></text:span><text:span text:style-name="T40"> je v tomto případě řetězec (</text:span><text:span text:style-name="Source_20_Text"><text:span text:style-name="T40">string</text:span></text:span><text:span text:style-name="T40">) s adresou souboru na disku.</text:span></text:p>
      <text:h text:style-name="Heading_20_2" text:outline-level="2">Pohled zevnitř, jak to funguje.</text:h>
      <text:h text:style-name="Heading_20_3" text:outline-level="3"><text:span text:style-name="Source_20_Text">Transpiler</text:span></text:h>
      <text:p text:style-name="Text_20_body"><text:span text:style-name="Source_20_Text"><text:span text:style-name="T41">Transpiler</text:span></text:span><text:span text:style-name="T42"> se skládá ze 3 tříd: </text:span><text:span text:style-name="Source_20_Text"><text:span text:style-name="T41">Lex</text:span></text:span><text:span text:style-name="T41">, </text:span><text:span text:style-name="Source_20_Text"><text:span text:style-name="T41">Syntax</text:span></text:span><text:span text:style-name="T41">, </text:span><text:span text:style-name="Source_20_Text"><text:span text:style-name="T41">Generator</text:span></text:span><text:span text:style-name="T43">,</text:span><text:span text:style-name="T42"> a má pouze jednu funkci </text:span><text:span text:style-name="Source_20_Text"><text:span text:style-name="T41">transpile</text:span></text:span><text:span text:style-name="T42">, která:</text:span></text:p>
      <text:list text:style-name="L2">
        <text:list-item>
          <text:p text:style-name="P34">Načítá obsah souboru zadaného adresou</text:p>
        </text:list-item>
        <text:list-item>
          <text:p text:style-name="P35"><text:span text:style-name="T42">Předává obsah lexikálnímu analyzátoru, který je ve třídě </text:span><text:span text:style-name="Source_20_Text"><text:span text:style-name="T41">Lex</text:span></text:span><text:span text:style-name="T42">. Ten vrací zpracovaný soubor ve formě sekvence tokenů, </text:span><text:span text:style-name="T44">k</text:span><text:span text:style-name="T42">teré mají typ </text:span><text:span text:style-name="T45">Token</text:span></text:p>
        </text:list-item>
      </text:list>
      <text:p text:style-name="P36" loext:marker-style-name="T26"><text:span text:style-name="T36"/></text:p>
      <text:p text:style-name="P37" loext:marker-style-name="T26"><text:span text:style-name="T36"><text:s/>interface </text:span><text:span text:style-name="T35">Token {<text:line-break/> <text:s text:c="2"/></text:span><text:span text:style-name="T46">type</text:span><text:span text:style-name="T35">: TokenType;<text:line-break/> <text:s text:c="2"/></text:span><text:span text:style-name="T46">value</text:span><text:span text:style-name="T35">: </text:span><text:span text:style-name="T36">string </text:span><text:span text:style-name="T35">| </text:span><text:span text:style-name="T36">number</text:span><text:span text:style-name="T35">;<text:line-break/> <text:s text:c="2"/></text:span><text:span text:style-name="T46">lineNumber</text:span><text:span text:style-name="T35">: </text:span><text:span text:style-name="T36">number</text:span><text:span text:style-name="T35">;<text:line-break/> <text:s text:c="2"/></text:span><text:span text:style-name="T46">columnNumber</text:span><text:span text:style-name="T35">: </text:span><text:span text:style-name="T36">number</text:span><text:span text:style-name="T35">;<text:line-break/> <text:s text:c="2"/></text:span><text:span text:style-name="T46">idIndex</text:span><text:span text:style-name="T35">?: </text:span><text:span text:style-name="T36">number</text:span><text:span text:style-name="T35">;<text:tab/><text:tab/><text:tab/>// </text:span><text:span text:style-name="T47">odkaz na tabulku proměnných</text:span><text:span text:style-name="T35"><text:line-break/> }</text:span></text:p>
      <text:p text:style-name="P36" loext:marker-style-name="T26"><text:span text:style-name="T48"/></text:p>
      <text:list text:style-name="L3">
        <text:list-item>
          <text:p text:style-name="P38"><text:span text:style-name="T5">Dále</text:span> jsou tokeny předány syntaktickému analyzátoru, který kontroluje správnost syntaxe a vrací tabulku proměnných s typem <text:span text:style-name="T49">varSemantic</text:span> spolu s tokeny, přičemž každý token proměnné má odkaz na tabulku proměnných</text:p>
        </text:list-item>
      </text:list>
      <text:p text:style-name="P39"/>
      <text:p text:style-name="P39"/>
      <text:p text:style-name="P40"><text:span text:style-name="T50"/></text:p>
      <text:p text:style-name="P41" loext:marker-style-name="T26"><text:soft-page-break/><text:span text:style-name="T51"><text:s/></text:span></text:p>
      <text:p text:style-name="P41" loext:marker-style-name="T26"><text:span text:style-name="T51"><text:s/>interface </text:span><text:span text:style-name="T28">varSemantic {<text:line-break/> <text:s text:c="2"/></text:span><text:span text:style-name="T52">value</text:span><text:span text:style-name="T28">: </text:span><text:span text:style-name="T27">string</text:span><text:span text:style-name="T28">;<text:line-break/> <text:s text:c="2"/></text:span><text:span text:style-name="T52">isInitialized</text:span><text:span text:style-name="T28">: </text:span><text:span text:style-name="T27">boolean</text:span><text:span text:style-name="T28">;<text:line-break/> <text:s text:c="2"/></text:span><text:span text:style-name="T52">initIndex</text:span><text:span text:style-name="T28">: </text:span><text:span text:style-name="T27">number</text:span><text:span text:style-name="T28">; <text:s text:c="10"/></text:span><text:span text:style-name="T53">// index of first initialization<text:line-break/> <text:s text:c="2"/></text:span><text:span text:style-name="T52">isModified</text:span><text:span text:style-name="T28">: </text:span><text:span text:style-name="T27">boolean</text:span><text:span text:style-name="T28">;<text:line-break/> <text:s text:c="2"/></text:span><text:span text:style-name="T52">varType</text:span><text:span text:style-name="T28">?: </text:span><text:span text:style-name="T27">string</text:span><text:span text:style-name="T28">;<text:line-break/> }</text:span></text:p>
      <text:p text:style-name="P41" loext:marker-style-name="T26"><text:span text:style-name="T28"/></text:p>
      <text:list text:style-name="L4">
        <text:list-item>
          <text:p text:style-name="P42">Tabulka proměnných a tokeny jsou předány do generátoru kódu, který vygeneruje JavaScript <text:span text:style-name="T54">code</text:span>. </text:p>
        </text:list-item>
        <text:list-item>
          <text:p text:style-name="P42">Z získaného kódu vytvoří soubor JavaScript. </text:p>
        </text:list-item>
      </text:list>
      <text:h text:style-name="Heading_20_3" text:outline-level="3" text:is-list-header="true">Lex</text:h>
      <text:p text:style-name="Text_20_body">Public metody<text:span text:style-name="T55">:</text:span></text:p>
      <text:list text:style-name="L5">
        <text:list-item>
          <text:p text:style-name="P43"><text:span text:style-name="T56">lexer(fileData: string)</text:span> - Přijímá počáteční kód a prochází jím symbol po symbolu, vytváří tokeny pro jednotlivé symboly, víceznakové hodnoty ve formě slov předává do funkce <text:span text:style-name="T49">getWordToken </text:span></text:p>
          <text:list>
            <text:list-item>
              <text:p text:style-name="P44">input: string</text:p>
            </text:list-item>
            <text:list-item>
              <text:p text:style-name="P44">output: Token[]</text:p>
            </text:list-item>
          </text:list>
        </text:list-item>
        <text:list-item>
          <text:p text:style-name="P45"><text:span text:style-name="T56">getWordToken(</text:span><text:span text:style-name="T57">slovo</text:span><text:span text:style-name="T56">: string)</text:span> - Přijímá slovo a zpracovává je pomocí konečného deterministického automatu, vrací token. </text:p>
          <text:list>
            <text:list-item>
              <text:p text:style-name="P46">input: string</text:p>
            </text:list-item>
            <text:list-item>
              <text:p text:style-name="P46">output: Token</text:p>
            </text:list-item>
          </text:list>
        </text:list-item>
      </text:list>
      <text:p text:style-name="P47">Private fields: </text:p>
      <text:list text:style-name="L6">
        <text:list-item>
          <text:p text:style-name="P48"><text:span text:style-name="T56">columnNumber: </text:span><text:span text:style-name="T58">number</text:span> - <text:span text:style-name="T59">s</text:span>leduje místo čtení pro uživatele, sloupec.</text:p>
        </text:list-item>
        <text:list-item>
          <text:p text:style-name="P49"><text:span text:style-name="T60">l</text:span><text:span text:style-name="T56">ineNumber: </text:span><text:span text:style-name="T58">number</text:span> - <text:span text:style-name="T59">s</text:span>leduje místo čtení pro uživatele, řádek.</text:p>
        </text:list-item>
        <text:list-item>
          <text:p text:style-name="P50"><text:span text:style-name="T61">currentIndex: </text:span><text:span text:style-name="T62">number</text:span><text:span text:style-name="T63"> - </text:span><text:span text:style-name="T64">s</text:span>leduje index čtení souboru pro program.</text:p>
        </text:list-item>
        <text:list-item>
          <text:p text:style-name="P51"><text:span text:style-name="T61">fileData: string</text:span><text:span text:style-name="T63"> - </text:span><text:span text:style-name="T65">o</text:span>bsah originálního souboru pro čtení.</text:p>
        </text:list-item>
        <text:list-item>
          <text:p text:style-name="P51"><text:span text:style-name="T61">tokens: Token[] - </text:span><text:span text:style-name="T66">p</text:span>ole pro uložení tokenů. </text:p>
        </text:list-item>
      </text:list>
      <text:p text:style-name="P52">Private metody:</text:p>
      <text:list text:style-name="L7">
        <text:list-item>
          <text:p text:style-name="P53"><text:span text:style-name="T67">throwError(error: string) </text:span><text:span text:style-name="T68">- </text:span><text:span text:style-name="T69">v</text:span><text:span text:style-name="T70">ytiskne zprávu o chybě a ukáže, na jakém místě se vyskytla. </text:span></text:p>
        </text:list-item>
        <text:list-item>
          <text:p text:style-name="P53"><text:span text:style-name="T67">isDigit(char: string) </text:span><text:span text:style-name="T68">- </text:span><text:span text:style-name="T69">k</text:span><text:span text:style-name="T70">ontrola, zda se jedná o číslo.</text:span></text:p>
        </text:list-item>
        <text:list-item>
          <text:p text:style-name="P54">isAlpha(char: string) <text:span text:style-name="T70">- </text:span><text:span text:style-name="T71">k</text:span><text:span text:style-name="T70">ontrola, zda se jedná o písmeno.</text:span></text:p>
        </text:list-item>
        <text:list-item>
          <text:p text:style-name="P54"><text:soft-page-break/>isAlphanumeric(char: string) <text:span text:style-name="T70">- </text:span><text:span text:style-name="T71">k</text:span><text:span text:style-name="T70">ontrola, zda se jedná o něco z čísel nebo písmen. </text:span></text:p>
        </text:list-item>
        <text:list-item>
          <text:p text:style-name="P55"><text:span text:style-name="T72">g</text:span><text:span text:style-name="T67">etChar() </text:span><text:span text:style-name="T68">- </text:span><text:span text:style-name="T73">v</text:span><text:span text:style-name="T70">rací následující symbol, vyhýbá se speciálním znakům jako jsou mezery, tabulátory a konec řádku. Vzhledem k tomu, že v Lua (notlua) místo „</text:span><text:span text:style-name="Source_20_Text"><text:span text:style-name="T70">;“</text:span></text:span><text:span text:style-name="T70"> se používá konec řádku, ukládá token s koncem řádku do pole </text:span><text:span text:style-name="Source_20_Text"><text:span text:style-name="T74">tokens</text:span></text:span><text:span text:style-name="T70">. </text:span></text:p>
        </text:list-item>
      </text:list>
      <text:h text:style-name="Heading_20_3" text:outline-level="3">Tokeny a jejich typy</text:h>
      <text:p text:style-name="P56" loext:marker-style-name="T26"><text:span text:style-name="T36"/></text:p>
      <text:p text:style-name="P57" loext:marker-style-name="T26"><text:span text:style-name="T36"><text:s/>interface </text:span><text:span text:style-name="T35">Token {<text:line-break/> <text:s text:c="2"/></text:span><text:span text:style-name="T46">type</text:span><text:span text:style-name="T35">: TokenType;<text:line-break/> <text:s text:c="2"/></text:span><text:span text:style-name="T46">value</text:span><text:span text:style-name="T35">: </text:span><text:span text:style-name="T36">string </text:span><text:span text:style-name="T35">| </text:span><text:span text:style-name="T36">number</text:span><text:span text:style-name="T35">;<text:line-break/> <text:s text:c="2"/></text:span><text:span text:style-name="T46">lineNumber</text:span><text:span text:style-name="T35">: </text:span><text:span text:style-name="T36">number</text:span><text:span text:style-name="T35">;<text:line-break/> <text:s text:c="2"/></text:span><text:span text:style-name="T46">columnNumber</text:span><text:span text:style-name="T35">: </text:span><text:span text:style-name="T36">number</text:span><text:span text:style-name="T35">;<text:line-break/> <text:s text:c="2"/></text:span><text:span text:style-name="T46">idIndex</text:span><text:span text:style-name="T35">?: </text:span><text:span text:style-name="T36">number</text:span><text:span text:style-name="T35">;<text:tab/><text:tab/><text:tab/><text:line-break/> }</text:span></text:p>
      <text:p text:style-name="P56" loext:marker-style-name="T26"><text:span text:style-name="T75"/></text:p>
      <text:list text:style-name="L8">
        <text:list-item>
          <text:p text:style-name="P58"><text:span text:style-name="T76">value</text:span><text:span text:style-name="T77"> - s</text:span>ymbol, číslo nebo název proměnných, původně přečtené slovo. </text:p>
        </text:list-item>
        <text:list-item>
          <text:p text:style-name="P59"><text:span text:style-name="T56">lineNumber </text:span><text:span text:style-name="T76">a </text:span><text:span text:style-name="T56"><text:s/>columnNumber</text:span> - <text:span text:style-name="T78">j</text:span>sou potřebné, aby v případě chyby ukázaly uživateli, na jakém řádku a sloupci v editoru se chyba nachází. </text:p>
        </text:list-item>
        <text:list-item>
          <text:p text:style-name="P59"><text:span text:style-name="T79">i</text:span><text:span text:style-name="T56">dIndex </text:span><text:span text:style-name="T70">- </text:span><text:span text:style-name="T80">i</text:span><text:span text:style-name="T70">ndex této proměnné v tabulce proměnných </text:span><text:span text:style-name="T81">bude</text:span><text:span text:style-name="T70"> zadán již při sémantické analýze. </text:span></text:p>
        </text:list-item>
        <text:list-item>
          <text:p text:style-name="P60"><text:span text:style-name="T82">type </text:span><text:span text:style-name="T83">- </text:span><text:span text:style-name="T84">n</text:span><text:span text:style-name="T85">ějaká číselná hodnota z enum tabulky. </text:span></text:p>
        </text:list-item>
      </text:list>
      <text:p text:style-name="P61" loext:marker-style-name="T26"><text:span text:style-name="T86"/></text:p>
      <text:p text:style-name="P62" loext:marker-style-name="T26"><text:span text:style-name="T86"><text:s/>enum </text:span><text:span text:style-name="T35">TokenType {<text:line-break/> <text:s/></text:span><text:span text:style-name="T87">NUMBER</text:span><text:span text:style-name="T35">,<text:line-break/> <text:s/></text:span><text:span text:style-name="T87">ASSIGN</text:span><text:span text:style-name="T35">,<text:line-break/> <text:s/></text:span><text:span text:style-name="T87">EQ</text:span><text:span text:style-name="T35">, <text:s text:c="8"/></text:span><text:span text:style-name="T88">// equal<text:line-break/> <text:s/></text:span><text:span text:style-name="T87">GT</text:span><text:span text:style-name="T35">, <text:s text:c="8"/></text:span><text:span text:style-name="T88">// greater<text:line-break/> <text:s/></text:span><text:span text:style-name="T87">GT_EQ</text:span><text:span text:style-name="T35">,<text:line-break/> <text:s/></text:span><text:span text:style-name="T87">LESS</text:span><text:span text:style-name="T35">,<text:line-break/> <text:s/></text:span><text:span text:style-name="T87">LESS_EQ</text:span><text:span text:style-name="T35">,<text:line-break/> <text:s/></text:span><text:span text:style-name="T87">PLUS</text:span><text:span text:style-name="T35">,<text:line-break/> <text:s/></text:span><text:span text:style-name="T87">MINUS</text:span><text:span text:style-name="T35">,<text:line-break/> <text:s/></text:span><text:span text:style-name="T87">MULTIPLY</text:span><text:span text:style-name="T35">,<text:line-break/> <text:s/></text:span><text:span text:style-name="T87">DIV</text:span><text:span text:style-name="T35">, <text:s text:c="7"/></text:span><text:span text:style-name="T88">// divine<text:line-break/> <text:s/></text:span><text:span text:style-name="T87">IF</text:span><text:span text:style-name="T35">,<text:line-break/> <text:s/></text:span><text:span text:style-name="T87">ELSEIF</text:span><text:span text:style-name="T35">,<text:line-break/> <text:s/></text:span><text:span text:style-name="T87">ELSE</text:span><text:span text:style-name="T35">,<text:line-break/> <text:s/></text:span><text:span text:style-name="T87">THEN</text:span><text:span text:style-name="T35">,<text:line-break/> <text:s/></text:span><text:span text:style-name="T87">PRINT</text:span><text:span text:style-name="T35">,<text:line-break/> <text:s/></text:span><text:span text:style-name="T87">READ</text:span><text:span text:style-name="T35">,<text:line-break/> <text:s/></text:span><text:span text:style-name="T87">ID</text:span><text:span text:style-name="T35">,<text:line-break/> <text:s/></text:span><text:span text:style-name="T87">STRING</text:span><text:span text:style-name="T35">,<text:line-break/> <text:s/></text:span><text:span text:style-name="T87">END</text:span><text:span text:style-name="T35">,<text:line-break/> <text:s/></text:span><text:span text:style-name="T87">UNKNOWN</text:span><text:span text:style-name="T35">,<text:line-break/> <text:s/></text:span><text:span text:style-name="T87">OP</text:span><text:span text:style-name="T35">, <text:s text:c="8"/></text:span><text:span text:style-name="T88">// open parenthesis<text:line-break/> <text:s/></text:span><text:span text:style-name="T87">CP</text:span><text:span text:style-name="T35">, <text:s text:c="8"/></text:span><text:span text:style-name="T88">// close parenthesis</text:span></text:p>
      <text:p text:style-name="P62" loext:marker-style-name="T26"><text:span text:style-name="T88"/></text:p>
      <text:p text:style-name="P63" loext:marker-style-name="T26"><text:soft-page-break/><text:span text:style-name="T53"><text:line-break/> <text:s/></text:span><text:span text:style-name="T89">NOT</text:span><text:span text:style-name="T28">,<text:line-break/> <text:s/></text:span><text:span text:style-name="T89">NOT_EQ</text:span><text:span text:style-name="T28">,<text:line-break/> <text:s/></text:span><text:span text:style-name="T89">ERROR</text:span><text:span text:style-name="T28">,<text:line-break/> <text:s/></text:span><text:span text:style-name="T89">EXIT</text:span><text:span text:style-name="T28">, <text:s text:c="7"/></text:span><text:span text:style-name="T53">// end of the file<text:line-break/> <text:s/></text:span><text:span text:style-name="T89">ENDL<text:line-break/> </text:span><text:span text:style-name="T28">}</text:span></text:p>
      <text:h text:style-name="Heading_20_3" text:outline-level="3" text:is-list-header="true">Syntax</text:h>
      <text:p text:style-name="P64">Public metody:</text:p>
      <text:list text:style-name="L9">
        <text:list-item>
          <text:p text:style-name="P65"><text:span text:style-name="T90">analysis(tokens: Token[]) </text:span><text:span text:style-name="T91">- </text:span><text:span text:style-name="T70">Vstupní bod třídy přijímá tokeny, inicializuje proměnné a spustí konečný deterministický automat pro syntaktickou a sémantickou analýzu. Vrací tabulku proměnných a tokeny. Všechny tokeny proměnných obsahují odkaz na tabulku proměnných ve formě indexu v této tabulce. </text:span></text:p>
        </text:list-item>
      </text:list>
      <text:p text:style-name="P66"><text:span text:style-name="T70">Private fields:</text:span></text:p>
      <text:list xml:id="list2605741391" text:style-name="L10">
        <text:list-item>
          <text:p text:style-name="P67"><text:span text:style-name="T92">tokens: Token[] </text:span><text:span text:style-name="T93">- </text:span><text:span text:style-name="T94">ú</text:span><text:span text:style-name="T70">ložiště tokenů. </text:span></text:p>
        </text:list-item>
        <text:list-item>
          <text:p text:style-name="P67"><text:span text:style-name="T92">varTable: varSemantic[] </text:span><text:span text:style-name="T93">- </text:span><text:span text:style-name="T94">t</text:span><text:span text:style-name="T70">abulka proměnných. </text:span></text:p>
        </text:list-item>
        <text:list-item>
          <text:p text:style-name="P67"><text:span text:style-name="T92">currentIndex: number</text:span><text:span text:style-name="T93"> - </text:span><text:span text:style-name="T95">s</text:span><text:span text:style-name="T70">leduje aktuální index tokenu pro běh programu a ladění. </text:span></text:p>
        </text:list-item>
      </text:list>
      <text:p text:style-name="P68"><text:span text:style-name="T70">Private metody:</text:span></text:p>
      <text:list text:style-name="L11">
        <text:list-item>
          <text:p text:style-name="P69"><text:span text:style-name="T96">exceptX() </text:span><text:span text:style-name="T97">- </text:span><text:span text:style-name="T70">Kontroluje aktuální token na shodu s tokenem X, v případě neshody vrací chybu s podrobným popisem.</text:span></text:p>
        </text:list-item>
        <text:list-item>
          <text:p text:style-name="P69"><text:span text:style-name="T96">throwError(error: string) </text:span><text:span text:style-name="T97">- </text:span><text:span text:style-name="T70">Ukončuje program s chybou a popisem.</text:span></text:p>
        </text:list-item>
        <text:list-item>
          <text:p text:style-name="P69"><text:span text:style-name="T96">skipEndOfLine()</text:span><text:span text:style-name="T97"> - </text:span><text:span text:style-name="T70">Přeskakuje tokeny, které neovlivňují syntaxi. </text:span></text:p>
        </text:list-item>
        <text:list-item>
          <text:p text:style-name="P69"><text:span text:style-name="T56">resolveIdIndex(token: Token)</text:span><text:span text:style-name="T70"> - Přijímá token, vrací index proměnné v tabulce, pokud tam ještě není, přidá ji a uloží index.</text:span></text:p>
        </text:list-item>
        <text:list-item>
          <text:p text:style-name="P70"><text:span text:style-name="T98">S(), P(), V(), M(), N(), E(), A(), B(), C(), K()</text:span><text:span text:style-name="T99"> - </text:span><text:span text:style-name="T100">a</text:span><text:span text:style-name="T70">utomat popsaný výše. </text:span></text:p>
        </text:list-item>
      </text:list>
      <text:p text:style-name="P71"><text:span text:style-name="T70">Tabulka proměnných</text:span><text:span text:style-name="T101">:</text:span></text:p>
      <text:p text:style-name="P71"><text:span text:style-name="T101">Má typ </text:span><text:span text:style-name="T102">varSemantic</text:span></text:p>
      <text:p text:style-name="P61" loext:marker-style-name="T26"><text:span text:style-name="T33"/></text:p>
      <text:p text:style-name="P61" loext:marker-style-name="T26"><text:span text:style-name="T33"><text:s/>interface </text:span><text:span text:style-name="T35">varSemantic {<text:line-break/> <text:s/></text:span><text:span text:style-name="T46">value</text:span><text:span text:style-name="T35">: </text:span><text:span text:style-name="T36">string</text:span><text:span text:style-name="T35">;<text:line-break/> <text:s/></text:span><text:span text:style-name="T46">isInitialized</text:span><text:span text:style-name="T35">: </text:span><text:span text:style-name="T36">boolean</text:span><text:span text:style-name="T35">;<text:line-break/> <text:s/></text:span><text:span text:style-name="T46">initIndex</text:span><text:span text:style-name="T35">: </text:span><text:span text:style-name="T36">number</text:span><text:span text:style-name="T35">; <text:s text:c="11"/></text:span><text:span text:style-name="T88">// index of first initialization<text:line-break/> <text:s/></text:span><text:span text:style-name="T46">isModified</text:span><text:span text:style-name="T35">: </text:span><text:span text:style-name="T36">boolean</text:span><text:span text:style-name="T35">;<text:line-break/> <text:s/></text:span><text:span text:style-name="T46">varType</text:span><text:span text:style-name="T35">?: </text:span><text:span text:style-name="T36">string</text:span><text:span text:style-name="T35">;<text:line-break/> }</text:span></text:p>
      <text:p text:style-name="P61" loext:marker-style-name="T26"><text:span text:style-name="T35"/></text:p>
      <text:list text:style-name="L12">
        <text:list-item>
          <text:p text:style-name="P72"><text:soft-page-break/><text:span text:style-name="T103">value</text:span><text:span text:style-name="T104"> - n</text:span>ázev proměnných. </text:p>
        </text:list-item>
        <text:list-item>
          <text:p text:style-name="P72"><text:span text:style-name="T103">i</text:span><text:span text:style-name="T56">sInitialized</text:span> - <text:span text:style-name="T104">p</text:span>ři inicializaci se přiřadí hodnota true.</text:p>
        </text:list-item>
        <text:list-item>
          <text:p text:style-name="P73"><text:span text:style-name="T56">initIndex </text:span>- <text:s/>index inicializaci.</text:p>
        </text:list-item>
        <text:list-item>
          <text:p text:style-name="P73"><text:span text:style-name="T105">isModified</text:span> - <text:span text:style-name="T106">s</text:span>leduje, zda byla proměnná přepsána.</text:p>
        </text:list-item>
        <text:list-item>
          <text:p text:style-name="P74"><text:span text:style-name="T107">varType - </text:span><text:span text:style-name="T108">t</text:span><text:span text:style-name="T70">yp proměnné. </text:span></text:p>
        </text:list-item>
      </text:list>
      <text:h text:style-name="Heading_20_3" text:outline-level="3">Generator</text:h>
      <text:p text:style-name="P75"><text:span text:style-name="T93">Private fields:</text:span></text:p>
      <text:list text:continue-list="list2605741391" text:style-name="L10">
        <text:list-item>
          <text:p text:style-name="P76"><text:span text:style-name="T92">currentIndex: number</text:span><text:span text:style-name="T93"> - </text:span><text:span text:style-name="T95">s</text:span><text:span text:style-name="T70">leduje aktuální index tokenu pro běh programu a ladění. </text:span></text:p>
        </text:list-item>
      </text:list>
      <text:p text:style-name="P77"><text:span text:style-name="T109">Public metody:</text:span></text:p>
      <text:list text:style-name="L13">
        <text:list-item>
          <text:p text:style-name="P78"><text:span text:style-name="T110">generateJS(tokens: Token[], varTable: varSemantic[]</text:span><text:span text:style-name="T111">) -</text:span><text:span text:style-name="T112"> Jednoduchý generátor, který nahrazuje tokeny za JavaScriptový kód, vrací řetězec kódu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>
        <style:tab-stops/>
      </style:paragraph-properties>
      <style:text-properties fo:font-size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language="ru" fo:country="RU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aper-tray-name="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8T11:13:03.245000000</meta:creation-date>
    <dc:date>2025-01-03T13:01:34.417000000</dc:date>
    <meta:editing-duration>P1DT14H18M14S</meta:editing-duration>
    <meta:editing-cycles>109</meta:editing-cycles>
    <meta:generator>LibreOffice/24.8.3.2$Windows_X86_64 LibreOffice_project/48a6bac9e7e268aeb4c3483fcf825c94556d9f92</meta:generator>
    <meta:document-statistic meta:table-count="2" meta:image-count="0" meta:object-count="0" meta:page-count="7" meta:paragraph-count="148" meta:word-count="1197" meta:character-count="6947" meta:non-whitespace-character-count="5687"/>
  </office:meta>
</office:document-meta>
</file>